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2.9165in"/>
    </style:style>
    <style:style style:name="co3" style:family="table-column">
      <style:table-column-properties fo:break-before="auto" style:column-width="2.7209in"/>
    </style:style>
    <style:style style:name="co4" style:family="table-column">
      <style:table-column-properties fo:break-before="auto" style:column-width="3.0909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0.5661in"/>
    </style:style>
    <style:style style:name="co7" style:family="table-column">
      <style:table-column-properties fo:break-before="auto" style:column-width="7.1508in"/>
    </style:style>
    <style:style style:name="co8" style:family="table-column">
      <style:table-column-properties fo:break-before="auto" style:column-width="6.7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able-cell-properties fo:border-bottom="none" fo:border-left="none" fo:border-right="none" fo:border-top="2.49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ext-properties fo:color="#006633"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none" fo:border-right="none" fo:border-top="3pt solid #dddddd"/>
    </style:style>
    <style:style style:name="ce36" style:family="table-cell" style:parent-style-name="Default">
      <style:text-properties fo:color="#006633"/>
    </style:style>
    <style:style style:name="ce37" style:family="table-cell" style:parent-style-name="Default">
      <style:table-cell-properties fo:border-bottom="none" fo:border-left="none" fo:border-right="none" fo:border-top="2.49pt solid #dddddd"/>
    </style:style>
    <style:style style:name="ce38" style:family="table-cell" style:parent-style-name="Default">
      <style:text-properties fo:color="#999999" fo:font-style="italic" style:font-style-asian="italic" style:font-style-complex="italic"/>
    </style:style>
    <style:style style:name="ce39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0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4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color="#336699" style:text-line-through-style="solid" style:text-line-through-type="single"/>
    </style:style>
    <style:style style:name="ce48" style:family="table-cell" style:parent-style-name="Default">
      <style:text-properties fo:color="#336699"/>
    </style:style>
    <style:style style:name="ce49" style:family="table-cell" style:parent-style-name="Default">
      <style:table-cell-properties fo:background-color="#eeeeee"/>
      <style:text-properties fo:color="#003366"/>
    </style:style>
    <style:style style:name="ce50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#eeeeee"/>
    </style:style>
    <style:style style:name="ce52" style:family="table-cell" style:parent-style-name="Default">
      <style:text-properties style:font-name="Liberation Sans" style:font-name-asian="Droid Sans Fallback" style:font-name-complex="FreeSans"/>
    </style:style>
    <style:style style:name="ce53" style:family="table-cell" style:parent-style-name="Default">
      <style:text-properties fo:color="#006699"/>
    </style:style>
    <style:style style:name="ce54" style:family="table-cell" style:parent-style-name="Default">
      <style:text-properties style:text-line-through-style="solid" style:text-line-through-type="single"/>
    </style:style>
    <style:style style:name="ce55" style:family="table-cell" style:parent-style-name="Default">
      <style:text-properties fo:color="#336699" style:font-name="Liberation Sans" style:font-name-asian="Droid Sans Fallback" style:font-name-complex="FreeSans"/>
    </style:style>
    <style:style style:name="ce56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7" style:family="table-cell" style:parent-style-name="Default">
      <style:text-properties fo:color="#666699"/>
    </style:style>
    <style:style style:name="ce58" style:family="table-cell" style:parent-style-name="Default">
      <style:text-properties fo:color="#993366" fo:font-weight="normal" style:font-weight-asian="normal" style:font-weight-complex="normal"/>
    </style:style>
    <style:style style:name="ce59" style:family="table-cell" style:parent-style-name="Default">
      <style:text-properties fo:color="#993366"/>
    </style:style>
    <style:style style:name="ce60" style:family="table-cell" style:parent-style-name="Default">
      <style:text-properties fo:color="#993366" style:font-name="Liberation Sans" style:font-name-asian="Droid Sans Fallback" style:font-name-complex="FreeSans"/>
    </style:style>
    <style:style style:name="ce61" style:family="table-cell" style:parent-style-name="Default">
      <style:text-properties fo:color="#993366" style:font-name="Liberation Sans" style:font-name-asian="Droid Sans Fallback"/>
    </style:style>
    <style:style style:name="ce62" style:family="table-cell" style:parent-style-name="Default">
      <style:text-properties fo:color="#993366" style:text-line-through-style="solid" style:text-line-through-type="single"/>
    </style:style>
    <style:style style:name="ce63" style:family="table-cell" style:parent-style-name="Default">
      <style:text-properties fo:color="#ff6600" fo:font-style="italic" style:font-style-asian="italic" style:font-style-complex="italic"/>
    </style:style>
    <style:style style:name="ce6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5" style:family="table-cell" style:parent-style-name="Default">
      <style:text-properties fo:color="#007826" fo:font-weight="normal" style:font-weight-asian="normal" style:font-weight-complex="normal"/>
    </style:style>
    <style:style style:name="ce66" style:family="table-cell" style:parent-style-name="Default">
      <style:text-properties fo:color="#006633" style:text-line-through-style="solid" style:text-line-through-type="single"/>
    </style:style>
    <style:style style:name="ce67" style:family="table-cell" style:parent-style-name="Default">
      <style:text-properties fo:color="#006633" style:font-name="Liberation Sans" style:font-name-asian="Droid Sans Fallback" style:font-name-complex="FreeSans"/>
    </style:style>
    <style:style style:name="ce68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69" style:family="table-cell" style:parent-style-name="Default">
      <style:text-properties fo:color="#333366"/>
    </style:style>
    <style:style style:name="ce70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71" style:family="table-cell" style:parent-style-name="Default">
      <style:text-properties fo:color="#003366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="none"/>
      <style:text-properties fo:color="#006633"/>
    </style:style>
    <style:style style:name="ce74" style:family="table-cell" style:parent-style-name="Defaul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75" style:family="table-cell" style:parent-style-name="Default">
      <style:text-properties fo:color="#993366" fo:font-weight="bold" style:font-weight-asian="bold" style:font-weight-complex="bold"/>
    </style:style>
    <style:style style:name="ce76" style:family="table-cell" style:parent-style-name="Default">
      <style:text-properties fo:color="#cc6699" fo:font-weight="bold" style:font-weight-asian="bold" style:font-weight-complex="bold"/>
    </style:style>
    <style:style style:name="ce77" style:family="table-cell" style:parent-style-name="Default">
      <style:table-cell-properties fo:background-color="#eeeeee"/>
      <style:text-properties fo:color="#993366" fo:font-weight="bold" style:font-weight-asian="bold" style:font-weight-complex="bold"/>
    </style:style>
    <style:style style:name="ce78" style:family="table-cell" style:parent-style-name="Default">
      <style:table-cell-properties fo:background-color="#eeeeee"/>
      <style:text-properties fo:color="#993366" fo:font-weight="normal" style:font-weight-asian="normal" style:font-weight-complex="normal"/>
    </style:style>
    <style:style style:name="ce79" style:family="table-cell" style:parent-style-name="Default">
      <style:text-properties fo:color="#993366" style:text-line-through-style="solid" style:text-line-through-type="single" fo:font-weight="normal" style:font-weight-asian="normal" style:font-weight-complex="normal"/>
    </style:style>
    <style:style style:name="ce80" style:family="table-cell" style:parent-style-name="Default">
      <style:table-cell-properties fo:background-color="#eeeeee"/>
      <style:text-properties fo:color="#993366"/>
    </style:style>
    <style:style style:name="ce81" style:family="table-cell" style:parent-style-name="Default">
      <style:table-cell-properties fo:background-color="#eeeeee"/>
      <style:text-properties fo:color="#993366" style:font-name="Liberation Sans" style:font-name-asian="Droid Sans Fallback" style:font-name-complex="FreeSans"/>
    </style:style>
    <style:style style:name="ce82" style:family="table-cell" style:parent-style-name="Default">
      <style:table-cell-properties fo:border-bottom="none" fo:border-left="none" fo:border-right="none" fo:border-top="2.49pt solid #000000"/>
      <style:text-properties fo:color="#993366"/>
    </style:style>
    <style:style style:name="ce83" style:family="table-cell" style:parent-style-name="Default">
      <style:table-cell-properties fo:border="none"/>
      <style:text-properties fo:color="#993366"/>
    </style:style>
    <style:style style:name="ce84" style:family="table-cell" style:parent-style-name="Default">
      <style:table-cell-properties fo:border-bottom="none" fo:border-left="none" fo:border-right="none" fo:border-top="2.49pt solid #dddddd"/>
      <style:text-properties fo:color="#993366"/>
    </style:style>
    <style:style style:name="ce85" style:family="table-cell" style:parent-style-name="Default">
      <style:text-properties fo:color="#000000" style:font-name="Arial" style:font-name-asian="Droid Sans Fallback" style:font-name-complex="Arial"/>
    </style:style>
    <style:style style:name="ce86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/>
    </style:style>
    <style:style style:name="T8" style:family="text">
      <style:text-properties style:font-name-asian="Droid Sans Fallback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9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41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74" office:value-type="string" calcext:value-type="string">
            <text:p>Object Subproperties - level 1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1"/>
          <table:table-cell table:style-name="ce1" table:number-columns-repeated="3"/>
          <table:table-cell table:style-name="ce75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41"/>
          <table:table-cell table:style-name="ce4"/>
          <table:table-cell table:style-name="ce1" table:number-columns-repeated="2"/>
          <table:table-cell table:style-name="ce75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34" office:value-type="string" calcext:value-type="string">
            <text:p>usesData</text:p>
          </table:table-cell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34" office:value-type="string" calcext:value-type="string">
            <text:p>producesData</text:p>
          </table:table-cell>
          <table:table-cell table:style-name="ce76" office:value-type="string" calcext:value-type="string">
            <text:p>*</text:p>
          </table:table-cell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/>
          <table:table-cell table:style-name="ce4"/>
          <table:table-cell table:style-name="ce34"/>
          <table:table-cell table:style-name="Default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3"/>
          <table:table-cell table:style-name="ce42"/>
          <table:table-cell table:style-name="ce3"/>
          <table:table-cell table:style-name="ce70" table:number-columns-repeated="2"/>
          <table:table-cell table:style-name="ce77"/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43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" office:value-type="string" calcext:value-type="string">
            <text:p>hasDat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hasTim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(hasPosition)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5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s either a virtual or a physical place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41"/>
          <table:table-cell table:style-name="ce1"/>
          <table:table-cell table:style-name="ce6" table:number-columns-repeated="2"/>
          <table:table-cell table:style-name="ce79"/>
          <table:table-cell table:style-name="ce6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64" table:number-columns-repeated="3"/>
          <table:table-cell table:style-name="ce77"/>
          <table:table-cell table:style-name="ce6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41"/>
          <table:table-cell table:style-name="ce1" table:number-columns-repeated="3"/>
          <table:table-cell table:style-name="ce75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7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style-name="ce48"/>
          <table:table-cell table:number-columns-repeated="5"/>
          <table:table-cell table:style-name="ce1"/>
          <table:table-cell table:number-columns-repeated="1016"/>
        </table:table-row>
        <table:table-row table:style-name="ro1">
          <table:table-cell table:style-name="ce8"/>
          <table:table-cell table:style-name="ce49"/>
          <table:table-cell table:style-name="ce51" table:number-columns-repeated="3"/>
          <table:table-cell table:style-name="ce80"/>
          <table:table-cell table:style-name="ce51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43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58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90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90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43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58"/>
          <table:table-cell table:style-name="ce4" office:value-type="string" calcext:value-type="string">
            <text:p>A person that is conducting the experimen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34" office:value-type="string" calcext:value-type="string">
            <text:p>isExperimenterFor</text:p>
          </table:table-cell>
          <table:table-cell table:style-name="ce4" office:value-type="string" calcext:value-type="string">
            <text:p>Experiment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41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43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 table:number-columns-repeated="2"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 table:number-columns-repeated="2"/>
          <table:table-cell office:value-type="string" calcext:value-type="string">
            <text:p>Any member of the kingdom Animalia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36" office:value-type="string" calcext:value-type="string">
            <text:p>isAboutAnimal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2"/>
          <table:table-cell table:style-name="ce36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Either the male or female division of a species, especially as differentiated with reference to the reproductive function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Animal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CageID</text:p>
          </table:table-cell>
          <table:table-cell table:style-name="ce52"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 physical location where the subject is kept. It is identified by an ID associated with it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Mark (Pattern)</text:p>
          </table:table-cell>
          <table:table-cell table:style-name="ce52"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4" office:value-type="string" calcext:value-type="string">
            <text:p>hasName</text:p>
          </table:table-cell>
          <table:table-cell table:style-name="ce4"/>
          <table:table-cell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/>
          <table:table-cell table:style-name="ce4" table:number-columns-repeated="3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2"/>
          <table:table-cell office:value-type="string" calcext:value-type="string">
            <text:p>Description of the preparation procedure.</text:p>
          </table:table-cell>
          <table:table-cell table:number-columns-repeated="1017"/>
        </table:table-row>
        <table:table-row table:style-name="ro1">
          <table:table-cell table:style-name="ce15"/>
          <table:table-cell table:style-name="ce53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record for various properties that reflect the status of the subjec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36" office:value-type="string" calcext:value-type="string">
            <text:p>hasAnimalLogEntry</text:p>
          </table:table-cell>
          <table:table-cell table:number-columns-repeated="1019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A description of the subject's health condi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Description of the subject's stress level throughout the experiment.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48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number that identifies the permission for performing a certain experiment on a certain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53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1020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extual description of the medication attributed to the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48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48" office:value-type="string" calcext:value-type="string">
            <text:p>hasQuantity</text:p>
          </table:table-cell>
          <table:table-cell/>
          <table:table-cell office:value-type="string" calcext:value-type="string">
            <text:p>nonNegativeInteger?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48"/>
          <table:table-cell table:number-columns-repeated="1022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5"/>
          <table:table-cell office:value-type="string" calcext:value-type="string">
            <text:p>It contains the description of a project and it consists of a set of Experiments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isPartOfProject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48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Goa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/>
          <table:table-cell table:number-columns-repeated="1022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52" office:value-type="string" calcext:value-type="string">
            <text:p>ResearchActivity</text:p>
          </table:table-cell>
          <table:table-cell table:style-name="ce52"/>
          <table:table-cell table:style-name="ce60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36" office:value-type="string" calcext:value-type="string">
            <text:p>isPartOfExperiment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6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36" office:value-type="string" calcext:value-type="string">
            <text:p>hasExperiment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er</text:p>
          </table:table-cell>
          <table:table-cell table:style-name="ce52" office:value-type="string" calcext:value-type="string">
            <text:p><text:span text:style-name="T7">Person</text:span><text:span text:style-name="T8"> Experimenter</text:span></text:p>
          </table:table-cell>
          <table:table-cell table:style-name="ce67" office:value-type="string" calcext:value-type="string">
            <text:p>isExperimenterFor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ProducedBy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7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hasResearchActivity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54" office:value-type="string" calcext:value-type="string">
            <text:p>start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 office:value-type="string" calcext:value-type="string">
            <text:p>end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/>
          <table:table-cell/>
          <table:table-cell table:style-name="ce54" table:number-columns-repeated="2"/>
          <table:table-cell table:style-name="ce62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<text:span text:style-name="T4">ResearchActivity</text:span><text:span text:style-name="T2"> Acitivty</text:span></text:p>
          </table:table-cell>
          <table:table-cell table:number-columns-repeated="2"/>
          <table:table-cell office:value-type="string" calcext:value-type="string">
            <text:p>An arbitrary fixed instance of time and date in which an experimental attempt takes plac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?configuresTrial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36" office:value-type="string" calcext:value-type="string">
            <text:p>hasTrial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52" office:value-type="string" calcext:value-type="string">
            <text:p><text:span text:style-name="T4">ResearchActivity</text:span><text:span text:style-name="T2"> Acitivty</text:span></text:p>
          </table:table-cell>
          <table:table-cell table:style-name="ce52"/>
          <table:table-cell table:style-name="ce60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67" office:value-type="string" calcext:value-type="string">
            <text:p>isPartOfRecordingSession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8"/>
          <table:table-cell table:number-columns-repeated="4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2"/>
          <table:table-cell table:style-name="ce48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table:style-name="ce52"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/>
          <table:table-cell table:number-columns-repeated="1022"/>
        </table:table-row>
        <table:table-row table:style-name="ro1">
          <table:table-cell table:style-name="ce23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table:style-name="ce85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UsedInAnalysis</text:p>
          </table:table-cell>
          <table:table-cell table:style-name="ce76" office:value-type="string" calcext:value-type="string">
            <text:p>*</text:p>
          </table:table-cell>
          <table:table-cell table:style-name="ce8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superclass of various kinds of setups needed for a certain project or experimen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6"/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he equipment that is used in a setup. It can be either Hardware of Software related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Name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Vendor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Description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5"/>
          <table:table-cell table:style-name="ce51" table:number-columns-repeated="2"/>
          <table:table-cell table:style-name="ce56" table:number-columns-repeated="2"/>
          <table:table-cell table:style-name="ce81"/>
          <table:table-cell table:style-name="ce51"/>
          <table:table-cell table:number-columns-repeated="1017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Hardware components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SoftwareAgent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Software component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55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52"/>
          <table:table-cell table:number-columns-repeated="1022"/>
        </table:table-row>
        <table:table-row table:style-name="ro1">
          <table:table-cell table:style-name="ce14"/>
          <table:table-cell table:style-name="ce56"/>
          <table:table-cell table:style-name="ce51" table:number-columns-repeated="3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A generic class that represents a vast range of elements that are used to conduct an experimen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configuresResource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5"/>
          <table:table-cell office:value-type="string" calcext:value-type="string">
            <text:p>A generic class that is comprised of settings for various resour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36" office:value-type="string" calcext:value-type="string">
            <text:p>hasResourceConfiguration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Resource</text:p>
          </table:table-cell>
          <table:table-cell table:style-name="ce54" office:value-type="string" calcext:value-type="string">
            <text:p>Resource</text:p>
          </table:table-cell>
          <table:table-cell table:style-name="ce66" office:value-type="string" calcext:value-type="string">
            <text:p>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Trial</text:p>
          </table:table-cell>
          <table:table-cell table:style-name="ce54" office:value-type="string" calcext:value-type="string">
            <text:p>Trial</text:p>
          </table:table-cell>
          <table:table-cell table:style-name="ce66" office:value-type="string" calcext:value-type="string">
            <text:p>?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table:style-name="ce85" office:value-type="string" calcext:value-type="string">
            <text:p>A description of the task protocol undertaken by the sub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ProtocolAdjustment</text:p>
          </table:table-cell>
          <table:table-cell office:value-type="string" calcext:value-type="string">
            <text:p>ProtocolAdjustment</text:p>
          </table:table-cell>
          <table:table-cell table:number-columns-repeated="2"/>
          <table:table-cell table:style-name="ce85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ProtocolAdjustment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 table:number-columns-repeated="2"/>
          <table:table-cell table:style-name="ce85" office:value-type="string" calcext:value-type="string">
            <text:p>A description of the adjustments brought to the protocol of the task that is undertaken by the subject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complex system that causes confusion for the subject.</text:p>
          </table:table-cell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2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AmplifierSetting</text:p>
          </table:table-cell>
          <table:table-cell table:style-name="ce52"/>
          <table:table-cell/>
          <table:table-cell table:style-name="ce52" office:value-type="string" calcext:value-type="string">
            <text:p>ResourceConfiguration</text:p>
          </table:table-cell>
          <table:table-cell table:style-name="ce52"/>
          <table:table-cell table:style-name="ce60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55" office:value-type="string" calcext:value-type="string">
            <text:p>hasLpfBandpassLow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5" office:value-type="string" calcext:value-type="string">
            <text:p>hasLpfBandpassHight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2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8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hardware component used for acquisition of visual data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Something that stimulates an organism or part and thus leads to functional activity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Typ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Colo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Siz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table:style-name="ce87" office:value-type="string" calcext:value-type="string">
            <text:p>A hardware component for amplifying power, current or voltag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mplifierSetting</text:p>
          </table:table-cell>
          <table:table-cell office:value-type="string" calcext:value-type="string">
            <text:p>AmplifierSetting</text:p>
          </table:table-cell>
          <table:table-cell table:number-columns-repeated="2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table:number-columns-repeated="5"/>
          <table:table-cell table:style-name="ce87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Properties that describe an electrod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hasElectrodeNumber</text:p>
          </table:table-cell>
          <table:table-cell/>
          <table:table-cell office:value-type="string" calcext:value-type="string">
            <text:p>positiveInteg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set of electrodes that are to be monitored, evaluated or simply positioned together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NumberOfElectrodes</text:p>
          </table:table-cell>
          <table:table-cell/>
          <table:table-cell office:value-type="string" calcext:value-type="string">
            <text:p>nonNegativeInteger?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ElectrodeArrayGeometry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ElectrodeSpacing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vacuum tube containing four electrodes, usually a plate, two grids, and a cathod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 table:number-columns-repeated="1017"/>
        </table:table-row>
        <table:table-row table:style-name="ro1">
          <table:table-cell table:style-name="ce29"/>
          <table:table-cell table:style-name="ce48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48"/>
          <table:table-cell table:number-columns-repeated="1022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superclass for various types of electrical signals.</text:p>
          </table:table-cell>
          <table:table-cell table:number-columns-repeated="1017"/>
        </table:table-row>
        <table:table-row table:style-name="ro1">
          <table:table-cell/>
          <table:table-cell table:style-name="ce48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 calcext:value-type="string">
            <text:p>prov:Entity</text:p>
          </table:table-cell>
          <table:table-cell table:number-columns-repeated="5"/>
          <table:table-cell table:style-name="ce89" office:value-type="string" calcext:value-type="string">
            <text:p>An entity is a physical, digital, conceptual, or other kind of thing with some fixed aspects; entities may be real or imaginary.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1" table:number-columns-repeated="5"/>
          <table:table-cell table:style-name="ce82"/>
          <table:table-cell table:style-name="ce31"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5" table:style-name="ce32" office:value-type="string" calcext:value-type="string">
            <text:p>***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Object Subproperty - level 0</text:p>
          </table:table-cell>
          <table:table-cell table:style-name="ce33" office:value-type="string" calcext:value-type="string">
            <text:p>Object Subproperty - level 1</text:p>
          </table:table-cell>
          <table:table-cell table:style-name="ce33" office:value-type="string" calcext:value-type="string">
            <text:p>Object Subproperty - level 2</text:p>
          </table:table-cell>
          <table:table-cell table:style-name="ce1" office:value-type="string" calcext:value-type="string">
            <text:p>Object Subproperty - level 3</text:p>
          </table:table-cell>
          <table:table-cell table:style-name="ce1" office:value-type="string" calcext:value-type="string">
            <text:p>Inverse object property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7"/>
          <table:table-cell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34" office:value-type="string" calcext:value-type="string">
            <text:p>isProducedB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isProducedByExperimen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Trial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RecordingSession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8" office:value-type="string" calcext:value-type="string">
            <text:p>isProducedByAnalysis</text:p>
          </table:table-cell>
          <table:table-cell table:number-columns-repeated="1022"/>
        </table:table-row>
        <table:table-row table:style-name="ro1">
          <table:table-cell table:style-name="ce35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hasResearchActivit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nalysisResearchActivity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hasRecordingSessionResearchActivity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style-name="ce52"/>
          <table:table-cell table:number-columns-repeated="1016"/>
        </table:table-row>
        <table:table-row table:style-name="ro1">
          <table:table-cell table:style-name="Default"/>
          <table:table-cell table:style-name="ce59" office:value-type="string" calcext:value-type="string">
            <text:p>hasTrialResearchActivity</text:p>
          </table:table-cell>
          <table:table-cell table:number-columns-repeated="5"/>
          <table:table-cell table:style-name="ce52"/>
          <table:table-cell table:number-columns-repeated="1016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producesData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producesAnimalLogEntry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Event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PermitData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producesSignalData</text:p>
          </table:table-cell>
          <table:table-cell table:number-columns-repeated="1022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3" office:value-type="string" calcext:value-type="string">
            <text:p>configuresAmplifierHardwareSetupEquipment</text:p>
          </table:table-cell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hasProtocolAdjustment</text:p>
          </table:table-cell>
          <table:table-cell table:number-columns-repeated="2"/>
          <table:table-cell table:style-name="ce36" office:value-type="string" calcext:value-type="string">
            <text:p>configuresProtocol</text:p>
          </table:table-cell>
          <table:table-cell table:number-columns-repeated="1019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usesResource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usesMedication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usesProtocol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60" office:value-type="string" calcext:value-type="string">
            <text:p>usesSetup</text:p>
          </table:table-cell>
          <table:table-cell table:number-columns-repeated="1022"/>
        </table:table-row>
        <table:table-row table:style-name="ro1">
          <table:table-cell table:style-name="ce29"/>
          <table:table-cell table:style-name="ce61" office:value-type="string" calcext:value-type="string">
            <text:p>usesSetupEquipmentResource</text:p>
          </table:table-cell>
          <table:table-cell table:number-columns-repeated="1022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usesHardwareSetupEquipmentResource</text:p>
          </table:table-cell>
          <table:table-cell table:number-columns-repeated="1021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Amplifier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Camera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Group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TetrodeHardwareSetupEquipmentResourc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usesSoftwareAgentSetupEquipmentResource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usesStimulusResource</text:p>
          </table:table-cell>
          <table:table-cell table:number-columns-repeated="1022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usesData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AnimalLogEntry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Event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PermitData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usesSignal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SetupEquipment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8"/>
          <table:table-cell table:style-name="ce59" office:value-type="string" calcext:value-type="string">
            <text:p>hasHard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Amplifier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Camera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Elec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/>
          <table:table-cell table:style-name="ce69" office:value-type="string" calcext:value-type="string">
            <text:p>hasElectrodeGroup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Te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Soft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ProtocolAdjust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configure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Medication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Protocol</text:p>
          </table:table-cell>
          <table:table-cell table:number-columns-repeated="2"/>
          <table:table-cell table:style-name="ce67" office:value-type="string" calcext:value-type="string">
            <text:p>hasProtocolAdjust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Equipment</text:p>
          </table:table-cell>
          <table:table-cell table:number-columns-repeated="3"/>
          <table:table-cell table:style-name="Default"/>
          <table:table-cell/>
          <table:table-cell table:style-name="ce52"/>
          <table:table-cell table:number-columns-repeated="1016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AmplifierHardwareSetupEquipment</text:p>
          </table:table-cell>
          <table:table-cell table:style-name="ce67" office:value-type="string" calcext:value-type="string">
            <text:p>hasAmplifierSett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Camera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Group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Te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SoftwareAgentSetupEquipment</text:p>
          </table:table-cell>
          <table:table-cell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timulus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0"/>
          <table:table-cell table:style-name="ce62" office:value-type="string" calcext:value-type="string">
            <text:p>configuresTrial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ce38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63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5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table:style-name="ce69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/>
          <table:table-cell table:style-name="ce38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 style:data-style-name="N2" text:time-value="16:12:13.598305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2-23T17:33:01.846462792</dc:date>
    <dc:creator>cristina </dc:creator>
    <meta:editing-duration>P3DT9H30M50S</meta:editing-duration>
    <meta:editing-cycles>333</meta:editing-cycles>
    <meta:generator>LibreOffice/4.2.7.2$Linux_X86_64 LibreOffice_project/420m0$Build-2</meta:generator>
    <meta:document-statistic meta:table-count="1" meta:cell-count="407" meta:object-count="0"/>
  </office:meta>
</office:document-meta>
</file>